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</office:automatic-styles>
  <office:body>
    <office:text text:use-soft-page-breaks="true">
      <text:p text:style-name="P1">Virtual Museum</text:p>
      <text:h text:style-name="Heading1" text:outline-level="1">Group PH 7</text:h>
      <text:h text:style-name="Heading6" text:outline-level="6">Member 1: Hassan Salehe Matar</text:h>
      <text:h text:style-name="Heading6" text:outline-level="6">Member 2: Pirah Noor Soomro</text:h>
      <text:h text:style-name="Heading1" text:outline-level="1"><text:s/>Description:</text:h>
      <text:p text:style-name="Textbody">Virtual museum will be a room in which we will place different objects in presence of<text:s/>various<text:s/>light sources. The user will be able to see objects from different directions. Other features include:</text:p>
      <text:list text:style-name="LFO1" text:continue-numbering="true">
        <text:list-item>
          <text:p text:style-name="P2">Zoom in/out</text:p>
        </text:list-item>
        <text:list-item>
          <text:p text:style-name="P3">rotation of objects on different axis</text:p>
        </text:list-item>
        <text:list-item>
          <text:p text:style-name="P4">movement : forward, backward, left and right</text:p>
        </text:list-item>
        <text:list-item>
          <text:p text:style-name="P5">look : up,<text:s/>down, left,<text:s/>and right</text:p>
        </text:list-item>
        <text:list-item>
          <text:p text:style-name="P6">Different shadings</text:p>
        </text:list-item>
      </text:list>
      <text:h text:style-name="Heading1" text:outline-level="1">Methodology:</text:h>
      <text:p text:style-name="Textbody">We will use OpenGL and Glut libraries to implement this idea.<text:s/>We will find on the internet the vertex files of some of the well-known antiquities, parse and include them in the museum. We will also model some objects<text:s/>for the<text:s/>museum.<text:s/></text:p>
      <text:h text:style-name="Heading2" text:outline-level="2">References:</text:h>
      <text:p text:style-name="Textbody">http://www.cs.colostate.edu/~idfah/main/projects/scimus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8" style:display-name="Heading 8" style:family="paragraph" style:parent-style-name="Heading6" style:next-style-name="Textbody" style:default-outline-level="8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6" style:num-format=""/>
      <text:outline-level-style text:level="8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matar</dc:creator>
    <meta:creation-date>2016-04-16T23:26:00Z</meta:creation-date>
    <dc:date>2016-04-17T11:51:00Z</dc:date>
    <meta:template xlink:href="Normal" xlink:type="simple"/>
    <meta:editing-cycles>10</meta:editing-cycles>
    <meta:editing-duration>PT540S</meta:editing-duration>
    <meta:document-statistic meta:page-count="1" meta:paragraph-count="1" meta:word-count="113" meta:character-count="757" meta:row-count="5" meta:non-whitespace-character-count="645"/>
  </office:meta>
</office:document-meta>
</file>